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bb1c" officeooo:paragraph-rsid="0017bb1c"/>
    </style:style>
    <style:style style:name="P2" style:family="paragraph" style:parent-style-name="Standard">
      <style:text-properties officeooo:rsid="0017bb1c" officeooo:paragraph-rsid="001babcd"/>
    </style:style>
    <style:style style:name="P3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officeooo:rsid="0017bb1c" officeooo:paragraph-rsid="0017bb1c"/>
    </style:style>
    <style:style style:name="P4" style:family="paragraph" style:parent-style-name="Standard">
      <style:paragraph-properties fo:line-height="115%"/>
      <style:text-properties officeooo:rsid="000a2016" officeooo:paragraph-rsid="0017bb1c"/>
    </style:style>
    <style:style style:name="P5" style:family="paragraph" style:parent-style-name="Standard">
      <style:paragraph-properties fo:line-height="115%"/>
      <style:text-properties officeooo:rsid="000a2016" officeooo:paragraph-rsid="001d4ab1"/>
    </style:style>
    <style:style style:name="P6" style:family="paragraph" style:parent-style-name="Text_20_body">
      <style:paragraph-properties fo:line-height="115%"/>
      <style:text-properties fo:font-variant="normal" fo:text-transform="none" fo:color="#000000" style:font-name="Times New Roman" fo:font-size="12pt" fo:letter-spacing="normal" fo:font-style="normal" fo:font-weight="normal" officeooo:rsid="000a2016" officeooo:paragraph-rsid="0017bb1c"/>
    </style:style>
    <style:style style:name="P7" style:family="paragraph" style:parent-style-name="Text_20_body">
      <style:paragraph-properties fo:line-height="115%"/>
      <style:text-properties fo:font-variant="normal" fo:text-transform="none" fo:color="#000000" style:font-name="Times New Roman" fo:font-size="12pt" fo:letter-spacing="normal" fo:font-style="normal" fo:font-weight="normal" officeooo:paragraph-rsid="0017bb1c"/>
    </style:style>
    <style:style style:name="P8" style:family="paragraph" style:parent-style-name="Text_20_body">
      <style:paragraph-properties fo:line-height="115%"/>
      <style:text-properties fo:font-variant="normal" fo:text-transform="none" fo:color="#000000" style:font-name="Times New Roman" fo:font-size="12pt" fo:letter-spacing="normal" fo:font-style="normal" fo:font-weight="normal" officeooo:paragraph-rsid="001ee7dd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 New Roman" fo:font-size="12pt" fo:letter-spacing="normal" fo:font-style="normal" fo:font-weight="normal" officeooo:paragraph-rsid="0017bb1c"/>
    </style:style>
    <style:style style:name="P10" style:family="paragraph" style:parent-style-name="Standard">
      <style:paragraph-properties fo:line-height="115%"/>
      <style:text-properties officeooo:rsid="000a2016" officeooo:paragraph-rsid="001babcd"/>
    </style:style>
    <style:style style:name="P11" style:family="paragraph" style:parent-style-name="Text_20_body">
      <style:paragraph-properties fo:line-height="115%"/>
      <style:text-properties fo:font-variant="normal" fo:text-transform="none" fo:color="#000000" style:font-name="Times New Roman" fo:font-size="12pt" fo:letter-spacing="normal" fo:font-style="normal" fo:font-weight="normal" officeooo:rsid="000a2016" officeooo:paragraph-rsid="001ee7dd"/>
    </style:style>
    <style:style style:name="T1" style:family="text">
      <style:text-properties officeooo:rsid="000fcddf"/>
    </style:style>
    <style:style style:name="T2" style:family="text">
      <style:text-properties officeooo:rsid="001b338b"/>
    </style:style>
    <style:style style:name="T3" style:family="text">
      <style:text-properties officeooo:rsid="001ba63d"/>
    </style:style>
    <style:style style:name="T4" style:family="text">
      <style:text-properties officeooo:rsid="00179921"/>
    </style:style>
    <style:style style:name="T5" style:family="text">
      <style:text-properties officeooo:rsid="000c6446"/>
    </style:style>
    <style:style style:name="T6" style:family="text">
      <style:text-properties officeooo:rsid="0019b11b"/>
    </style:style>
    <style:style style:name="T7" style:family="text">
      <style:text-properties officeooo:rsid="00111466"/>
    </style:style>
    <style:style style:name="T8" style:family="text">
      <style:text-properties officeooo:rsid="00122dfd"/>
    </style:style>
    <style:style style:name="T9" style:family="text">
      <style:text-properties officeooo:rsid="001452e6"/>
    </style:style>
    <style:style style:name="T10" style:family="text">
      <style:text-properties officeooo:rsid="002199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: Quản lý bán hàng </text:p>
      <text:p text:style-name="P1">- Quản lý hệ thống,quản lý sản phẩm,quản lý khách hàng,nhân viên,kết quả kinh doanh</text:p>
      <text:p text:style-name="P1">- Quản lý nhiều chi nhánh cùng một hệ thống</text:p>
      <text:p text:style-name="P1">- Kiểm kê theo từng nhóm hàng riêng biệt</text:p>
      <text:p text:style-name="P1">- Phân quyền theo nghiệp vụ,mỗi người sẽ có một tài khoản riêng</text:p>
      <text:p text:style-name="P1">- Tên nhà cung cấp, doanh nghiệp,khách hàng,số điện thoại,địa chỉ,mã số thuế ….</text:p>
      <text:p text:style-name="P5">- <text:span text:style-name="T5">Kiểm soát hàng hóa ,phân loại mặt hàng (vd mặt hàng hót,mặt hàng bán chậm,khó bán…..)</text:span></text:p>
      <text:p text:style-name="P2">- Quản lý chi tiết đơn đặt hàng từ nhà cung cấp</text:p>
      <text:p text:style-name="P2">- Hàng bán trả lại</text:p>
      <text:p text:style-name="P2">- Sao lưu dữ liệu</text:p>
      <text:p text:style-name="P2">- Tạo đơn hàng so vơi số lượng hàng tồn trong kho</text:p>
      <text:p text:style-name="P2">- Nhập hàng,xuất hàng,trả hàng ,cân đối kho</text:p>
      <text:p text:style-name="P2">- Lập báo cáo thừa thiếu,mất hàng,quà tặng,chiết khấu,giảm giá,ký gởi,hư hỏng</text:p>
      <text:p text:style-name="P2">-Mã sản phẩm ,giá bán ,chủng loại hàng </text:p>
      <text:p text:style-name="P1">- Thêm bớt sản phẩm,phân quyền người nhập,xuất</text:p>
      <text:p text:style-name="P1">- Đổi trả hàng</text:p>
      <text:p text:style-name="P1">- <text:span text:style-name="T10">Quản lý tiền mặt</text:span></text:p>
      <text:p text:style-name="P1">- Phân loại mặt hàng chủng loại ,tên ,mã hàng</text:p>
      <text:p text:style-name="P1">- Quản lý <text:span text:style-name="T10">phải thu,phải trả </text:span></text:p>
      <text:p text:style-name="P1">- Quản lý tồn kho</text:p>
      <text:p text:style-name="P1">- Quản lý giá sản phẩm,đơn đặt hàng</text:p>
      <text:p text:style-name="P1">- Quản lý xuất,nhập,tồn chi tiết</text:p>
      <text:p text:style-name="P1">- Quản lý tên nhân viên người nhập,xuất hóa đơn bán hàng</text:p>
      <text:p text:style-name="P1">- Tìm kiếm hóa đơn nhanh chống</text:p>
      <text:p text:style-name="P4">- <text:span text:style-name="T1">Quảnlý được hàng tồn từng ngày,tháng,quý ,năm</text:span></text:p>
      <text:p text:style-name="P10">- Tạo hóa đơn,số hóa đơn,nhập giá mua,giá bán ra,chỉnh sửa hóa đơn (số hđ,ngày hđ,người nhập,xuất hđ)</text:p>
      <text:p text:style-name="P4">- Lập hóa đơn tính tiền nhanh chống</text:p>
      <text:p text:style-name="P4">- <text:span text:style-name="T2">Quản lý mẩu mã,màu sắc,chất liệu ,date</text:span></text:p>
      <text:p text:style-name="P4">- Quản lý số lượng bán ra từng khách hàng </text:p>
      <text:p text:style-name="P4">- <text:span text:style-name="T4">Báo cáo <text:s/>lượng hàng hóa xuất nhập tồn hàng ngày ,tháng,quý,năm</text:span></text:p>
      <text:p text:style-name="P4">- <text:span text:style-name="T5">Tích hợp các phiếu xuất,nhập hàng hóa thành một bản theo từng ngày</text:span></text:p>
      <text:p text:style-name="P6">- Thu chi công nợ ngân sách công <text:span text:style-name="T6">ty</text:span></text:p>
      <text:p text:style-name="P6">- Công nợ khách hàng</text:p>
      <text:p text:style-name="P11">- Công nợ Npp</text:p>
      <text:p text:style-name="P8">- Lịch thanh toán</text:p>
      <text:p text:style-name="P8">- <text:span text:style-name="T7">Quản lý doanh thu bán hàng ,lỗ ,lãi</text:span></text:p>
      <text:p text:style-name="P7">- <text:span text:style-name="T8">Báo giá ,đặt hàng</text:span></text:p>
      <text:p text:style-name="P9">- Doanh <text:span text:style-name="T9">số bán hàng của từng nhân viên để căn cứ thưởng ,phạt</text:span></text:p>
      <text:p text:style-name="P9">-<text:span text:style-name="T3">Tổng doanh thu,lợi nhuận</text:span></text:p>
      <text:p text:style-name="P3">- <text:span text:style-name="T10">Báo cáo tình hình kinh doanh</text:span></text:p>
      <text:p text:style-name="P3">- Báo cáo công nợ khách hàng dài hạn</text:p>
      <text:p text:style-name="P3">- Thu chi ,tạm ứng ,đặt cọc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10:49:44.004499580</meta:creation-date>
    <dc:date>2018-04-23T14:44:03.273657751</dc:date>
    <meta:editing-duration>PT3H27M32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42" meta:word-count="371" meta:character-count="1743" meta:non-whitespace-character-count="1409"/>
  </office:meta>
</office:document-meta>
</file>